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</text:span>essag<text:span text:style-name="T1">e</text:span>s <text:span text:style-name="T1">F</text:span>rom <text:span text:style-name="T1">T</text:span>he <text:span text:style-name="T1">U</text:span>niverse</text:p>
      <text:p text:style-name="P1">Level tw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/>Messages </text:p>
      <text:p text:style-name="P3">from the universe.</text:p>
      <text:p text:style-name="P2">Level 2</text:p>
      <text:p text:style-name="P2"/>
      <text:p text:style-name="P2"/>
      <text:p text:style-name="P2"/>
      <text:p text:style-name="P2">MEFTU, <text:s/>a spiritual guide for</text:p>
      <text:p text:style-name="P2">everyday living and for peace and happines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y:</text:p>
      <text:p text:style-name="P4">Peter Gl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08-23T16:51:36.27</meta:creation-date>
    <dc:date>2016-02-05T15:19:27.31</dc:date>
    <dc:creator>Peter Glen</dc:creator>
    <meta:editing-duration>PT17H45M36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9" meta:word-count="27" meta:character-count="156"/>
  </office:meta>
</office:document-meta>
</file>